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5cm" fo:min-width="2.465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207cm" svg:x="0.492cm" svg:y="0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1cm" svg:y1="1cm" svg:x2="2.651cm" svg:y2="4.08cm">
          <text:p/>
        </draw:line>
        <draw:line draw:style-name="gr2" draw:text-style-name="P2" draw:layer="layout" svg:x1="1cm" svg:y1="2.524cm" svg:x2="4.175cm" svg:y2="2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5cm" svg:stroke-color="#3465a4" draw:marker-start-width="0.425cm" draw:marker-start-center="false" draw:marker-end-width="0.42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4:27:20.048785994</meta:creation-date>
    <dc:date>2022-01-06T14:36:05.523678204</dc:date>
    <meta:editing-duration>PT8M48S</meta:editing-duration>
    <meta:editing-cycles>3</meta:editing-cycles>
    <meta:generator>LibreOffice/6.4.7.2$Linux_X86_64 LibreOffice_project/40$Build-2</meta:generator>
    <meta:document-statistic meta:object-count="3"/>
  </office:meta>
</office:document-meta>
</file>